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6311in" svg:height="5.3803in" svg:x="5.5445in" svg:y="0.0602in">
            <draw:object draw:notify-on-update-of-ranges="Sheet1.A1:Sheet1.A1 Sheet1.A2:Sheet1.A51 Sheet1.B1:Sheet1.B1 Sheet1.B2:Sheet1.B51 Sheet1.A1:Sheet1.A1 Sheet1.A2:Sheet1.A51 Sheet1.E1:Sheet1.E1 Sheet1.E2:Sheet1.E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08in" svg:height="5.2937in" svg:x="5.4346in" svg:y="5.8504in">
            <draw:object draw:notify-on-update-of-ranges="Sheet1.B1:Sheet1.B1 Sheet1.B2:Sheet1.B51 Sheet1.E1:Sheet1.E1 Sheet1.E2:Sheet1.E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Genration</text:p>
          </table:table-cell>
          <table:table-cell office:value-type="string" calcext:value-type="string">
            <text:p>Average fitness</text:p>
          </table:table-cell>
          <table:table-cell table:number-columns-repeated="2"/>
          <table:table-cell office:value-type="string" calcext:value-type="string">
            <text:p>Acciden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6740293847397" calcext:value-type="float">
            <text:p>0.1067402938</text:p>
          </table:table-cell>
          <table:table-cell table:number-columns-repeated="2" office:value-type="float" office:value="0.678426802158356" calcext:value-type="float">
            <text:p>0.67842680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3791903527454" calcext:value-type="float">
            <text:p>0.2837919035</text:p>
          </table:table-cell>
          <table:table-cell table:number-columns-repeated="2" office:value-type="float" office:value="0.703017354011535" calcext:value-type="float">
            <text:p>0.70301735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8860619012266" calcext:value-type="float">
            <text:p>0.368860619</text:p>
          </table:table-cell>
          <table:table-cell table:number-columns-repeated="2" office:value-type="float" office:value="0.767178416252136" calcext:value-type="float">
            <text:p>0.767178416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13287621028721" calcext:value-type="float">
            <text:p>0.413287621</text:p>
          </table:table-cell>
          <table:table-cell table:number-columns-repeated="2" office:value-type="float" office:value="0.810690701007843" calcext:value-type="float">
            <text:p>0.81069070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19909196235239" calcext:value-type="float">
            <text:p>0.4199091962</text:p>
          </table:table-cell>
          <table:table-cell office:value-type="float" office:value="0.765199244022369" calcext:value-type="float">
            <text:p>0.765199244</text:p>
          </table:table-cell>
          <table:table-cell office:value-type="float" office:value="0.810690701007843" calcext:value-type="float">
            <text:p>0.81069070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37049653343856" calcext:value-type="float">
            <text:p>0.4370496533</text:p>
          </table:table-cell>
          <table:table-cell office:value-type="float" office:value="0.765199244022369" calcext:value-type="float">
            <text:p>0.765199244</text:p>
          </table:table-cell>
          <table:table-cell office:value-type="float" office:value="0.810690701007843" calcext:value-type="float">
            <text:p>0.81069070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71892036981881" calcext:value-type="float">
            <text:p>0.471892037</text:p>
          </table:table-cell>
          <table:table-cell office:value-type="float" office:value="0.765199244022369" calcext:value-type="float">
            <text:p>0.765199244</text:p>
          </table:table-cell>
          <table:table-cell office:value-type="float" office:value="0.810690701007843" calcext:value-type="float">
            <text:p>0.81069070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63061503432691" calcext:value-type="float">
            <text:p>0.4630615034</text:p>
          </table:table-cell>
          <table:table-cell office:value-type="float" office:value="0.765199244022369" calcext:value-type="float">
            <text:p>0.765199244</text:p>
          </table:table-cell>
          <table:table-cell office:value-type="float" office:value="0.810690701007843" calcext:value-type="float">
            <text:p>0.81069070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62438159845769" calcext:value-type="float">
            <text:p>0.4624381598</text:p>
          </table:table-cell>
          <table:table-cell office:value-type="float" office:value="0.765199244022369" calcext:value-type="float">
            <text:p>0.765199244</text:p>
          </table:table-cell>
          <table:table-cell office:value-type="float" office:value="0.810690701007843" calcext:value-type="float">
            <text:p>0.81069070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71355621516705" calcext:value-type="float">
            <text:p>0.4713556215</text:p>
          </table:table-cell>
          <table:table-cell office:value-type="float" office:value="0.767178416252136" calcext:value-type="float">
            <text:p>0.7671784163</text:p>
          </table:table-cell>
          <table:table-cell office:value-type="float" office:value="0.810690701007843" calcext:value-type="float">
            <text:p>0.81069070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90339885205031" calcext:value-type="float">
            <text:p>0.4903398852</text:p>
          </table:table-cell>
          <table:table-cell table:number-columns-repeated="2" office:value-type="float" office:value="0.85248875617981" calcext:value-type="float">
            <text:p>0.852488756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02551829591393" calcext:value-type="float">
            <text:p>0.5025518296</text:p>
          </table:table-cell>
          <table:table-cell table:number-columns-repeated="2" office:value-type="float" office:value="0.85248875617981" calcext:value-type="float">
            <text:p>0.852488756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04337957911193" calcext:value-type="float">
            <text:p>0.5043379579</text:p>
          </table:table-cell>
          <table:table-cell table:number-columns-repeated="2" office:value-type="float" office:value="0.85248875617981" calcext:value-type="float">
            <text:p>0.852488756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19433794990182" calcext:value-type="float">
            <text:p>0.519433795</text:p>
          </table:table-cell>
          <table:table-cell table:number-columns-repeated="2" office:value-type="float" office:value="0.85248875617981" calcext:value-type="float">
            <text:p>0.852488756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16085295304656" calcext:value-type="float">
            <text:p>0.5160852953</text:p>
          </table:table-cell>
          <table:table-cell table:number-columns-repeated="2" office:value-type="float" office:value="0.85248875617981" calcext:value-type="float">
            <text:p>0.852488756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22995115891099" calcext:value-type="float">
            <text:p>0.5229951159</text:p>
          </table:table-cell>
          <table:table-cell office:value-type="float" office:value="0.794837415218353" calcext:value-type="float">
            <text:p>0.7948374152</text:p>
          </table:table-cell>
          <table:table-cell office:value-type="float" office:value="0.85248875617981" calcext:value-type="float">
            <text:p>0.852488756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25169422626495" calcext:value-type="float">
            <text:p>0.5251694226</text:p>
          </table:table-cell>
          <table:table-cell office:value-type="float" office:value="0.844960331916809" calcext:value-type="float">
            <text:p>0.8449603319</text:p>
          </table:table-cell>
          <table:table-cell office:value-type="float" office:value="0.85248875617981" calcext:value-type="float">
            <text:p>0.852488756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30498810224235" calcext:value-type="float">
            <text:p>0.5304988102</text:p>
          </table:table-cell>
          <table:table-cell office:value-type="float" office:value="0.794837415218353" calcext:value-type="float">
            <text:p>0.7948374152</text:p>
          </table:table-cell>
          <table:table-cell office:value-type="float" office:value="0.85248875617981" calcext:value-type="float">
            <text:p>0.852488756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22872625440359" calcext:value-type="float">
            <text:p>0.5228726254</text:p>
          </table:table-cell>
          <table:table-cell office:value-type="float" office:value="0.794837415218353" calcext:value-type="float">
            <text:p>0.7948374152</text:p>
          </table:table-cell>
          <table:table-cell office:value-type="float" office:value="0.85248875617981" calcext:value-type="float">
            <text:p>0.852488756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12335126660764" calcext:value-type="float">
            <text:p>0.5123351267</text:p>
          </table:table-cell>
          <table:table-cell office:value-type="float" office:value="0.794837415218353" calcext:value-type="float">
            <text:p>0.7948374152</text:p>
          </table:table-cell>
          <table:table-cell office:value-type="float" office:value="0.85248875617981" calcext:value-type="float">
            <text:p>0.852488756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365451566875" calcext:value-type="float">
            <text:p>0.5036545157</text:p>
          </table:table-cell>
          <table:table-cell office:value-type="float" office:value="0.79464191198349" calcext:value-type="float">
            <text:p>0.794641912</text:p>
          </table:table-cell>
          <table:table-cell office:value-type="float" office:value="0.85248875617981" calcext:value-type="float">
            <text:p>0.852488756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17835384346545" calcext:value-type="float">
            <text:p>0.5178353843</text:p>
          </table:table-cell>
          <table:table-cell office:value-type="float" office:value="0.800395131111145" calcext:value-type="float">
            <text:p>0.8003951311</text:p>
          </table:table-cell>
          <table:table-cell office:value-type="float" office:value="0.85248875617981" calcext:value-type="float">
            <text:p>0.852488756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27284816429019" calcext:value-type="float">
            <text:p>0.5272848164</text:p>
          </table:table-cell>
          <table:table-cell table:number-columns-repeated="2" office:value-type="float" office:value="0.868568658828735" calcext:value-type="float">
            <text:p>0.868568658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28129934892058" calcext:value-type="float">
            <text:p>0.5281299349</text:p>
          </table:table-cell>
          <table:table-cell office:value-type="float" office:value="0.852408647537231" calcext:value-type="float">
            <text:p>0.8524086475</text:p>
          </table:table-cell>
          <table:table-cell office:value-type="float" office:value="0.868568658828735" calcext:value-type="float">
            <text:p>0.868568658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36107557937503" calcext:value-type="float">
            <text:p>0.5361075579</text:p>
          </table:table-cell>
          <table:table-cell office:value-type="float" office:value="0.85248875617981" calcext:value-type="float">
            <text:p>0.8524887562</text:p>
          </table:table-cell>
          <table:table-cell office:value-type="float" office:value="0.868568658828735" calcext:value-type="float">
            <text:p>0.868568658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58526656553149" calcext:value-type="float">
            <text:p>0.5585266566</text:p>
          </table:table-cell>
          <table:table-cell office:value-type="float" office:value="0.85248875617981" calcext:value-type="float">
            <text:p>0.8524887562</text:p>
          </table:table-cell>
          <table:table-cell office:value-type="float" office:value="0.868568658828735" calcext:value-type="float">
            <text:p>0.868568658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44962931573391" calcext:value-type="float">
            <text:p>0.5449629316</text:p>
          </table:table-cell>
          <table:table-cell office:value-type="float" office:value="0.85248875617981" calcext:value-type="float">
            <text:p>0.8524887562</text:p>
          </table:table-cell>
          <table:table-cell office:value-type="float" office:value="0.868568658828735" calcext:value-type="float">
            <text:p>0.868568658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62231058254838" calcext:value-type="float">
            <text:p>0.5622310583</text:p>
          </table:table-cell>
          <table:table-cell table:number-columns-repeated="2" office:value-type="float" office:value="0.877947688102722" calcext:value-type="float">
            <text:p>0.877947688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5045330144465" calcext:value-type="float">
            <text:p>0.5504533014</text:p>
          </table:table-cell>
          <table:table-cell table:number-columns-repeated="2" office:value-type="float" office:value="0.877947688102722" calcext:value-type="float">
            <text:p>0.877947688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61188707351685" calcext:value-type="float">
            <text:p>0.5611887074</text:p>
          </table:table-cell>
          <table:table-cell office:value-type="float" office:value="0.846615850925446" calcext:value-type="float">
            <text:p>0.8466158509</text:p>
          </table:table-cell>
          <table:table-cell office:value-type="float" office:value="0.877947688102722" calcext:value-type="float">
            <text:p>0.877947688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66129667758942" calcext:value-type="float">
            <text:p>0.5661296678</text:p>
          </table:table-cell>
          <table:table-cell office:value-type="float" office:value="0.810483574867249" calcext:value-type="float">
            <text:p>0.8104835749</text:p>
          </table:table-cell>
          <table:table-cell office:value-type="float" office:value="0.877947688102722" calcext:value-type="float">
            <text:p>0.877947688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64072517156601" calcext:value-type="float">
            <text:p>0.5640725172</text:p>
          </table:table-cell>
          <table:table-cell office:value-type="float" office:value="0.870575070381165" calcext:value-type="float">
            <text:p>0.8705750704</text:p>
          </table:table-cell>
          <table:table-cell office:value-type="float" office:value="0.877947688102722" calcext:value-type="float">
            <text:p>0.877947688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66748364940286" calcext:value-type="float">
            <text:p>0.5667483649</text:p>
          </table:table-cell>
          <table:table-cell office:value-type="float" office:value="0.870575070381165" calcext:value-type="float">
            <text:p>0.8705750704</text:p>
          </table:table-cell>
          <table:table-cell office:value-type="float" office:value="0.877947688102722" calcext:value-type="float">
            <text:p>0.877947688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74199181869626" calcext:value-type="float">
            <text:p>0.5741991819</text:p>
          </table:table-cell>
          <table:table-cell office:value-type="float" office:value="0.870575070381165" calcext:value-type="float">
            <text:p>0.8705750704</text:p>
          </table:table-cell>
          <table:table-cell office:value-type="float" office:value="0.877947688102722" calcext:value-type="float">
            <text:p>0.877947688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75720958709717" calcext:value-type="float">
            <text:p>0.5757209587</text:p>
          </table:table-cell>
          <table:table-cell office:value-type="float" office:value="0.798814356327057" calcext:value-type="float">
            <text:p>0.7988143563</text:p>
          </table:table-cell>
          <table:table-cell office:value-type="float" office:value="0.877947688102722" calcext:value-type="float">
            <text:p>0.877947688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70407907962799" calcext:value-type="float">
            <text:p>0.570407908</text:p>
          </table:table-cell>
          <table:table-cell office:value-type="float" office:value="0.867393791675568" calcext:value-type="float">
            <text:p>0.8673937917</text:p>
          </table:table-cell>
          <table:table-cell office:value-type="float" office:value="0.877947688102722" calcext:value-type="float">
            <text:p>0.877947688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95360256955028" calcext:value-type="float">
            <text:p>0.595360257</text:p>
          </table:table-cell>
          <table:table-cell office:value-type="float" office:value="0.867393791675568" calcext:value-type="float">
            <text:p>0.8673937917</text:p>
          </table:table-cell>
          <table:table-cell office:value-type="float" office:value="0.877947688102722" calcext:value-type="float">
            <text:p>0.877947688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8386466704309" calcext:value-type="float">
            <text:p>0.583864667</text:p>
          </table:table-cell>
          <table:table-cell office:value-type="float" office:value="0.798814356327057" calcext:value-type="float">
            <text:p>0.7988143563</text:p>
          </table:table-cell>
          <table:table-cell office:value-type="float" office:value="0.877947688102722" calcext:value-type="float">
            <text:p>0.877947688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94302203431725" calcext:value-type="float">
            <text:p>0.5943022034</text:p>
          </table:table-cell>
          <table:table-cell office:value-type="float" office:value="0.851245820522308" calcext:value-type="float">
            <text:p>0.8512458205</text:p>
          </table:table-cell>
          <table:table-cell office:value-type="float" office:value="0.877947688102722" calcext:value-type="float">
            <text:p>0.877947688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95778585597873" calcext:value-type="float">
            <text:p>0.5957785856</text:p>
          </table:table-cell>
          <table:table-cell office:value-type="float" office:value="0.852050006389618" calcext:value-type="float">
            <text:p>0.8520500064</text:p>
          </table:table-cell>
          <table:table-cell office:value-type="float" office:value="0.877947688102722" calcext:value-type="float">
            <text:p>0.877947688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91281270608306" calcext:value-type="float">
            <text:p>0.5912812706</text:p>
          </table:table-cell>
          <table:table-cell office:value-type="float" office:value="0.870262980461121" calcext:value-type="float">
            <text:p>0.8702629805</text:p>
          </table:table-cell>
          <table:table-cell office:value-type="float" office:value="0.877947688102722" calcext:value-type="float">
            <text:p>0.877947688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04814300313592" calcext:value-type="float">
            <text:p>0.6048143003</text:p>
          </table:table-cell>
          <table:table-cell office:value-type="float" office:value="0.870262980461121" calcext:value-type="float">
            <text:p>0.8702629805</text:p>
          </table:table-cell>
          <table:table-cell office:value-type="float" office:value="0.877947688102722" calcext:value-type="float">
            <text:p>0.877947688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96827550157905" calcext:value-type="float">
            <text:p>0.5968275502</text:p>
          </table:table-cell>
          <table:table-cell office:value-type="float" office:value="0.794640600681305" calcext:value-type="float">
            <text:p>0.7946406007</text:p>
          </table:table-cell>
          <table:table-cell office:value-type="float" office:value="0.877947688102722" calcext:value-type="float">
            <text:p>0.877947688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84787449911237" calcext:value-type="float">
            <text:p>0.5847874499</text:p>
          </table:table-cell>
          <table:table-cell office:value-type="float" office:value="0.792659282684326" calcext:value-type="float">
            <text:p>0.7926592827</text:p>
          </table:table-cell>
          <table:table-cell office:value-type="float" office:value="0.877947688102722" calcext:value-type="float">
            <text:p>0.877947688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8787823535502" calcext:value-type="float">
            <text:p>0.5878782354</text:p>
          </table:table-cell>
          <table:table-cell office:value-type="float" office:value="0.792659282684326" calcext:value-type="float">
            <text:p>0.7926592827</text:p>
          </table:table-cell>
          <table:table-cell office:value-type="float" office:value="0.877947688102722" calcext:value-type="float">
            <text:p>0.877947688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10153699070215" calcext:value-type="float">
            <text:p>0.6101536991</text:p>
          </table:table-cell>
          <table:table-cell table:number-columns-repeated="2" office:value-type="float" office:value="0.879156649112701" calcext:value-type="float">
            <text:p>0.879156649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22606247961521" calcext:value-type="float">
            <text:p>0.622606248</text:p>
          </table:table-cell>
          <table:table-cell table:number-columns-repeated="2" office:value-type="float" office:value="0.879156649112701" calcext:value-type="float">
            <text:p>0.879156649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34734099134803" calcext:value-type="float">
            <text:p>0.6347340991</text:p>
          </table:table-cell>
          <table:table-cell table:number-columns-repeated="2" office:value-type="float" office:value="0.879156649112701" calcext:value-type="float">
            <text:p>0.879156649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35253131017089" calcext:value-type="float">
            <text:p>0.635253131</text:p>
          </table:table-cell>
          <table:table-cell table:number-columns-repeated="2" office:value-type="float" office:value="0.879156649112701" calcext:value-type="float">
            <text:p>0.879156649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19964432567358" calcext:value-type="float">
            <text:p>0.6199644326</text:p>
          </table:table-cell>
          <table:table-cell table:number-columns-repeated="2" office:value-type="float" office:value="0.879156649112701" calcext:value-type="float">
            <text:p>0.8791566491</text:p>
          </table:table-cell>
          <table:table-cell office:value-type="float" office:value="186" calcext:value-type="float">
            <text:p>186</text:p>
          </table:table-cell>
        </table:table-row>
        <table:table-row table:style-name="ro1" table:number-rows-repeated="104852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8T17:07:51.351261159</dc:date>
    <dc:creator>viki </dc:creator>
    <meta:document-statistic meta:table-count="1" meta:cell-count="253" meta:object-count="2"/>
    <meta:generator>LibreOffice/4.1.4.2$Linux_x86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84cm" svg:height="13.667cm" xlink:href=".." xlink:type="simple" chart:class="chart:scatter" chart:style-name="ch1">
        <chart:legend chart:legend-position="end" svg:x="15.659cm" svg:y="6.285cm" style:legend-expansion="high" chart:style-name="ch2"/>
        <chart:plot-area chart:style-name="ch3" table:cell-range-address="Sheet1.A1:Sheet1.B51 Sheet1.E1:Sheet1.E51" chart:data-source-has-labels="row" svg:x="1.398cm" svg:y="1.227cm" svg:width="13.487cm" svg:height="11.186cm">
          <chartooo:coordinate-region svg:x="2.125cm" svg:y="1.427cm" svg:width="11.952cm" svg:height="10.339cm"/>
          <chart:axis chart:dimension="x" chart:name="primary-x" chart:style-name="ch4">
            <chart:title svg:x="7.277cm" svg:y="12.686cm" chart:style-name="ch5">
              <text:p>Generation</text:p>
            </chart:title>
          </chart:axis>
          <chart:axis chart:dimension="y" chart:name="primary-y" chart:style-name="ch4">
            <chart:title svg:x="0.451cm" svg:y="7.975cm" chart:style-name="ch6">
              <text:p>Average fitness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B2:Sheet1.B51" chart:label-cell-address="Sheet1.B1:Sheet1.B1" chart:class="chart:scatter">
            <chart:domain table:cell-range-address="Sheet1.A2:Sheet1.A51"/>
            <chart:data-point chart:repeated="50"/>
          </chart:series>
          <chart:series chart:attached-axis="secondary-y" chart:style-name="ch10" chart:values-cell-range-address="Sheet1.E2:Sheet1.E51" chart:label-cell-address="Sheet1.E1:Sheet1.E1" chart:class="chart:scatter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fitness</text:p>
                <draw:g>
                  <svg:desc>Sheet1.B1:Sheet1.B1</svg:desc>
                </draw:g>
              </table:table-cell>
              <table:table-cell office:value-type="string">
                <text:p>Accident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51</svg:desc>
                </draw:g>
              </table:table-cell>
              <table:table-cell office:value-type="float" office:value="0.106740293847397">
                <text:p>0.106740293847397</text:p>
                <draw:g>
                  <svg:desc>Sheet1.B2:Sheet1.B51</svg:desc>
                </draw:g>
              </table:table-cell>
              <table:table-cell office:value-type="float" office:value="30">
                <text:p>30</text:p>
                <draw:g>
                  <svg:desc>Sheet1.E2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83791903527454">
                <text:p>0.28379190352745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68860619012266">
                <text:p>0.36886061901226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13287621028721">
                <text:p>0.41328762102872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19909196235239">
                <text:p>0.41990919623523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437049653343856">
                <text:p>0.43704965334385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471892036981881">
                <text:p>0.47189203698188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463061503432691">
                <text:p>0.46306150343269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62438159845769">
                <text:p>0.46243815984576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471355621516705">
                <text:p>0.47135562151670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490339885205031">
                <text:p>0.49033988520503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502551829591393">
                <text:p>0.50255182959139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504337957911193">
                <text:p>0.50433795791119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519433794990182">
                <text:p>0.51943379499018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16085295304656">
                <text:p>0.51608529530465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22995115891099">
                <text:p>0.52299511589109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25169422626495">
                <text:p>0.52516942262649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30498810224235">
                <text:p>0.5304988102242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22872625440359">
                <text:p>0.52287262544035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512335126660764">
                <text:p>0.51233512666076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50365451566875">
                <text:p>0.5036545156687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517835384346545">
                <text:p>0.51783538434654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27284816429019">
                <text:p>0.52728481642901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528129934892058">
                <text:p>0.52812993489205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536107557937503">
                <text:p>0.53610755793750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58526656553149">
                <text:p>0.55852665655314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544962931573391">
                <text:p>0.54496293157339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562231058254838">
                <text:p>0.56223105825483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55045330144465">
                <text:p>0.5504533014446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561188707351685">
                <text:p>0.56118870735168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566129667758942">
                <text:p>0.56612966775894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564072517156601">
                <text:p>0.56407251715660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566748364940286">
                <text:p>0.56674836494028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574199181869626">
                <text:p>0.57419918186962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575720958709717">
                <text:p>0.57572095870971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70407907962799">
                <text:p>0.57040790796279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595360256955028">
                <text:p>0.59536025695502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58386466704309">
                <text:p>0.5838646670430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594302203431725">
                <text:p>0.5943022034317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595778585597873">
                <text:p>0.59577858559787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591281270608306">
                <text:p>0.59128127060830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604814300313592">
                <text:p>0.60481430031359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596827550157905">
                <text:p>0.59682755015790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584787449911237">
                <text:p>0.58478744991123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58787823535502">
                <text:p>0.5878782353550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610153699070215">
                <text:p>0.61015369907021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622606247961521">
                <text:p>0.62260624796152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634734099134803">
                <text:p>0.63473409913480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635253131017089">
                <text:p>0.63525313101708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619964432567358">
                <text:p>0.619964432567358</text:p>
              </table:table-cell>
              <table:table-cell office:value-type="float" office:value="186">
                <text:p>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13.447cm" xlink:href=".." xlink:type="simple" chart:class="chart:scatter" chart:style-name="ch1">
        <chart:plot-area chart:style-name="ch2" table:cell-range-address="Sheet1.B1:Sheet1.B51 Sheet1.E1:Sheet1.E51" chart:data-source-has-labels="row" svg:x="1.331cm" svg:y="1.207cm" svg:width="14.034cm" svg:height="10.991cm">
          <chartooo:coordinate-region svg:x="2.138cm" svg:y="1.407cm" svg:width="12.987cm" svg:height="10.144cm"/>
          <chart:axis chart:dimension="x" chart:name="primary-x" chart:style-name="ch3">
            <chart:title svg:x="7.193cm" svg:y="12.466cm" chart:style-name="ch4">
              <text:p>Average fitness</text:p>
            </chart:title>
          </chart:axis>
          <chart:axis chart:dimension="y" chart:name="primary-y" chart:style-name="ch3">
            <chart:title svg:x="0.451cm" svg:y="7.46cm" chart:style-name="ch5">
              <text:p>Accidents</text:p>
            </chart:title>
            <chart:grid chart:style-name="ch6" chart:class="major"/>
          </chart:axis>
          <chart:series chart:style-name="ch7" chart:values-cell-range-address="Sheet1.E2:Sheet1.E51" chart:label-cell-address="Sheet1.E1:Sheet1.E1" chart:class="chart:scatter">
            <chart:domain table:cell-range-address="Sheet1.B2:Sheet1.B51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ccident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6740293847397">
                <text:p>0.106740293847397</text:p>
                <draw:g>
                  <svg:desc>Sheet1.B2:Sheet1.B51</svg:desc>
                </draw:g>
              </table:table-cell>
              <table:table-cell office:value-type="float" office:value="30">
                <text:p>30</text:p>
                <draw:g>
                  <svg:desc>Sheet1.E2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3791903527454">
                <text:p>0.28379190352745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8860619012266">
                <text:p>0.36886061901226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3287621028721">
                <text:p>0.41328762102872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9909196235239">
                <text:p>0.41990919623523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7049653343856">
                <text:p>0.43704965334385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1892036981881">
                <text:p>0.47189203698188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3061503432691">
                <text:p>0.46306150343269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2438159845769">
                <text:p>0.46243815984576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71355621516705">
                <text:p>0.47135562151670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90339885205031">
                <text:p>0.49033988520503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2551829591393">
                <text:p>0.50255182959139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4337957911193">
                <text:p>0.50433795791119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19433794990182">
                <text:p>0.51943379499018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16085295304656">
                <text:p>0.51608529530465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22995115891099">
                <text:p>0.52299511589109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5169422626495">
                <text:p>0.52516942262649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0498810224235">
                <text:p>0.5304988102242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2872625440359">
                <text:p>0.52287262544035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2335126660764">
                <text:p>0.51233512666076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365451566875">
                <text:p>0.5036545156687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7835384346545">
                <text:p>0.51783538434654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27284816429019">
                <text:p>0.52728481642901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28129934892058">
                <text:p>0.52812993489205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36107557937503">
                <text:p>0.53610755793750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58526656553149">
                <text:p>0.55852665655314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44962931573391">
                <text:p>0.54496293157339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62231058254838">
                <text:p>0.56223105825483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5045330144465">
                <text:p>0.5504533014446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61188707351685">
                <text:p>0.56118870735168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66129667758942">
                <text:p>0.56612966775894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64072517156601">
                <text:p>0.56407251715660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66748364940286">
                <text:p>0.56674836494028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74199181869626">
                <text:p>0.57419918186962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5720958709717">
                <text:p>0.57572095870971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70407907962799">
                <text:p>0.57040790796279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95360256955028">
                <text:p>0.59536025695502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8386466704309">
                <text:p>0.5838646670430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94302203431725">
                <text:p>0.5943022034317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95778585597873">
                <text:p>0.59577858559787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91281270608306">
                <text:p>0.59128127060830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04814300313592">
                <text:p>0.60481430031359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96827550157905">
                <text:p>0.59682755015790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84787449911237">
                <text:p>0.58478744991123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8787823535502">
                <text:p>0.5878782353550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10153699070215">
                <text:p>0.61015369907021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22606247961521">
                <text:p>0.62260624796152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34734099134803">
                <text:p>0.63473409913480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35253131017089">
                <text:p>0.63525313101708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19964432567358">
                <text:p>0.619964432567358</text:p>
              </table:table-cell>
              <table:table-cell office:value-type="float" office:value="186">
                <text:p>1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